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UnsubscribeEvent.SessionUnsubscribeEvent( Object source , Message &lt; byte [ ] &gt; message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UnsubscribeEvent.SessionUnsubscribeEvent( Object source ,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